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rgumentResolverAdapterTests.resetRequestContex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rgumentResolverAdapt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rgumentResolverAdapterTests.resolveArgument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rgumentResolverAdapterTests.supportsParameterUn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rgumentResolverAdapterTests.handle( int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WebArgumentResolverAdapter.TestWebArgumentResolverAdapter( WebArgumentResolver adap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ArgumentResolverAdapter.get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rgumentResolverAdapterTests.resolveArgument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rgumentResolverAdapterTests.supportsParameter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rgumentResolverAdapterTests.supportsParameter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rgumentResolverAdapt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rgumentResolverAdapterTests.resolveArgumentUn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rgumentResolverAdap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